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de" fo:country="DE" style:language-asian="zxx" style:country-asian="none" style:language-complex="zxx" style:country-complex="none"/>
    </style:style>
    <style:style style:name="P2" style:family="paragraph" style:parent-style-name="Standard" style:list-style-name="L2"/>
    <style:style style:name="P3" style:family="paragraph" style:parent-style-name="Standard">
      <style:text-properties fo:language="de" fo:country="DE" style:language-asian="zxx" style:country-asian="none" style:language-complex="zxx" style:country-complex="none"/>
    </style:style>
    <style:style style:name="P4" style:family="paragraph" style:parent-style-name="Standard" style:list-style-name="L4">
      <style:text-properties fo:language="de" fo:country="DE" style:language-asian="zxx" style:country-asian="none" style:language-complex="zxx" style:country-complex="none"/>
    </style:style>
    <style:style style:name="P5" style:family="paragraph" style:parent-style-name="Text_20_body">
      <style:text-properties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nathan Hoschkara</text:p>
      <text:p text:style-name="P3">Project Tapir – Firefox Add-on</text:p>
      <text:p text:style-name="P3">Tool- und Pluginprogrammierung Projekt</text:p>
      <text:p text:style-name="P3"/>
      <text:p text:style-name="P3"/>
      <text:h text:style-name="P1" text:outline-level="1">Einleitung:</text:h>
      <text:p text:style-name="P3"/>
      <text:p text:style-name="Standard"><text:span text:style-name="T1">Im Rahmen der Veranstaltung </text:span><text:bookmark text:name="my_seminars"/><text:span text:style-name="T1">Tool- und Pluginprogrammierung habe ich ein Firefox Add-on entwickelt. Ich habe mich für eine Firefox Plugin entschieden da ich ein Addon Entwickeln wollte welches für mich nützlich ist. Und da der Internetbrowser, in meinem Fall Firefox, eines der am häufigsten aufgerufenen Programme ist, war es interessant dafür zu entwickeln.</text:span></text:p>
      <text:p text:style-name="Standard"><text:span text:style-name="T1"/></text:p>
      <text:p text:style-name="Standard"><text:span text:style-name="T1">Die Aufgabe des Add-ons ist das regelmäßige überprüfen einer Webseite auf Updates. Dabei habe ich mich von vornherein nur auf Webseiten beschränkt die nicht bei jeden Besuch neu generiert werden und eher einen klassischen Aufbau besitzen. Ausserdem ist das Add-on dazu gedacht Updates von Webseiten anzuzeigen die selten aktualisiert werden, und damit Webseiten die man sonst unregelmäßig aufsuchen würde da sie vielleicht nur einmal pro Woche aktualisiert werden. Problematisch war es eine Lösung zu finden die mit möglichst vielen Webseiten funktioniert, da der Aufbau und die verwendeten HTML-Elemente, Attribut und Klassennamen von Webseite zu Webseite sehr unterschiedlich sind. </text:span></text:p>
      <text:p text:style-name="Standard"><text:span text:style-name="T1">Deshalb ist meine Lösung eine eher spezielle Lösung auf wenige Webseiten zugeschnitten.</text:span></text:p>
      <text:p text:style-name="P3"/>
      <text:p text:style-name="P3"/>
      <text:h text:style-name="P1" text:outline-level="1">Installation:</text:h>
      <text:p text:style-name="P3"/>
      <text:p text:style-name="P3">Die project-tapir.xpi Datei muss auf einen geöffneten Firefox-Browser gezogen werden um es zu installieren. Standardmäßig wird das Add-on Symbol nach der Installation auf der Add-on-Leiste angezeigt, von der aus das Symbol dann verschoben werden kann. Die Add-on-Leiste kann mit dem Tastaturkürzel „Strg+/“ oder über Ansicht → Symbolleisten angezeigt werden.</text:p>
      <text:p text:style-name="P3"/>
      <text:p text:style-name="P3">Alternativ kann das Add-on SDK heruntergeladen und eingerichtet werden um das Add-on-Leiste angezeigt, von der es dann über <text:s/>über die Kommandozeilen-Konsole jeweils in einer frischen Firefox-Instanz zu installieren und testen. (https://developer.mozilla.org/en-US/Add-ons/SDK/Tutorials/Installation)</text:p>
      <text:p text:style-name="P3"/>
      <text:p text:style-name="P3"/>
      <text:p text:style-name="P3"/>
      <text:p text:style-name="P3"/>
      <text:h text:style-name="P1" text:outline-level="1">Entwicklung:</text:h>
      <text:p text:style-name="Text_20_body"><text:span text:style-name="T1">Das Add-on wurde unter Windows 7 und Firefox 27 und 28 entwickelt und getestet. Da mit Firefox 29 einige API-Änderungen bevorstehen, muss das Add-on für diese und nachfolgende Firefox Versionen eventuell angepasst werden um problemlos zu funktionieren. </text:span></text:p>
      <text:p text:style-name="Text_20_body"><text:span text:style-name="T1"/></text:p>
      <text:p text:style-name="Text_20_body"><text:span text:style-name="T1">Entwickelt wurde das Add-on mithilfe des Firefox Add-on SDKs. Programmiert wurde es in Javascript und Teile des Add-ons werden mithilfe von HTML dargestellt. Außerdem wurde die Javascript-Bibliothek jQuery eingebunden, vorallem um Elemente im DOM einfacher zu finden und </text:span><text:soft-page-break/><text:span text:style-name="T1">zu bearbeiten als mit Javascript.</text:span></text:p>
      <text:p text:style-name="Text_20_body"><text:span text:style-name="T1"/></text:p>
      <text:p text:style-name="Text_20_body"><text:span text:style-name="T1">Das Add-on ist folgendermaße Aufgebaut:</text:span></text:p>
      <text:p text:style-name="Text_20_body"><text:span text:style-name="T1">Das Widget wird als Icon in der Add-on-Leiste angezeigt, das Icon des Widgets zeigt auch gleich die Anzahl an Updates an, zwischen 1 und 9+.</text:span></text:p>
      <text:p text:style-name="Text_20_body"><text:span text:style-name="T1">Bei einem klick mit der linken Maustaste auf das Widget, öffnet sich ein Panel über diesem. In diesem Panel werden alle neuen Überschriften als link dargestellt. Bei einem links-klick auf einen link öffnet sich die Seite in einem neuen Tab, und der Eintrag wird aus dem Panel entfernt. Bei einem rechts-klick wird der Eintrag nur aus dem Panel entfernt ohne die url zu öffnen. Der clear-all Button entfernt alle Einträge</text:span></text:p>
      <text:p text:style-name="Text_20_body"><text:span text:style-name="T1"/></text:p>
      <text:p text:style-name="Text_20_body"><text:span text:style-name="T1"/></text:p>
      <text:h text:style-name="Heading_20_1" text:outline-level="1"><text:span text:style-name="T1">Limitation/ Probleme/ Bugs</text:span></text:h>
      <text:p text:style-name="P5"/>
      <text:p text:style-name="P3"/>
      <text:h text:style-name="P1" text:outline-level="1">Test:</text:h>
      <text:list xml:id="list3823777263754001792" text:style-name="L4">
        <text:list-item>
          <text:p text:style-name="P4">html datei gehostet dropbox -&gt; test von änderungen</text:p>
        </text:list-item>
      </text:list>
      <text:p text:style-name="P3"/>
      <text:p text:style-name="P3"/>
      <text:h text:style-name="P1" text:outline-level="1">Quellen:</text:h>
      <text:p text:style-name="P3">https://developer.mozilla.org/en-US/Add-ons/SDK/Tutorials/Installation</text:p>
      <text:list xml:id="list8630576260528422074" text:style-name="L2">
        <text:list-item>
          <text:p text:style-name="P2"><text:a xlink:type="simple" xlink:href="http://www.w3schools.com/jquery/default.asp"><text:span text:style-name="T1">http://www.w3schools.com/jquery/default.asp</text:span></text:a></text:p>
        </text:list-item>
        <text:list-item>
          <text:p text:style-name="P2"><text:a xlink:type="simple" xlink:href="http://api.jquery.com/"><text:span text:style-name="T1">http://api.jquery.com/</text:span></text:a></text:p>
        </text:list-item>
        <text:list-item>
          <text:p text:style-name="P2"><text:a xlink:type="simple" xlink:href="https://developer.mozilla.org/en-US/Add-ons/SDK/Tutorials"><text:span text:style-name="T1">https://developer.mozilla.org/en-US/Add-ons/SDK/Tutorial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7M31S</meta:editing-duration>
    <meta:editing-cycles>13</meta:editing-cycles>
    <meta:generator>OpenOffice/4.0.1$Win32 OpenOffice.org_project/401m5$Build-9714</meta:generator>
    <dc:date>2014-04-04T17:03:39.62</dc:date>
    <meta:document-statistic meta:table-count="0" meta:image-count="0" meta:object-count="0" meta:page-count="2" meta:paragraph-count="24" meta:word-count="458" meta:character-count="3349"/>
    <meta:user-defined meta:name="Info 1"/>
    <meta:user-defined meta:name="Info 2"/>
    <meta:user-defined meta:name="Info 3"/>
    <meta:user-defined meta:name="Info 4"/>
  </office:meta>
</office:document-meta>
</file>